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6.693cm" table:align="left" style:shadow="#aecf00 -0.18cm -0.18cm"/>
    </style:style>
    <style:style style:name="Tableau2.A" style:family="table-column">
      <style:table-column-properties style:column-width="26.693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1" style:family="table">
      <style:table-properties style:width="26.682cm" table:align="left" style:shadow="#ff950e -0.18cm -0.18cm"/>
    </style:style>
    <style:style style:name="Tableau1.A" style:family="table-column">
      <style:table-column-properties style:column-width="6.63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909cm"/>
    </style:style>
    <style:style style:name="Tableau1.E" style:family="table-column">
      <style:table-column-properties style:column-width="14.007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26.682cm" table:align="left" style:shadow="#0099ff -0.18cm -0.18cm"/>
    </style:style>
    <style:style style:name="Tableau3.A" style:family="table-column">
      <style:table-column-properties style:column-width="6.638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2.198cm"/>
    </style:style>
    <style:style style:name="Tableau3.D" style:family="table-column">
      <style:table-column-properties style:column-width="11.987cm"/>
    </style:style>
    <style:style style:name="Tableau3.E" style:family="table-column">
      <style:table-column-properties style:column-width="3.53cm"/>
    </style:style>
    <style:style style:name="Tableau3.A1" style:family="table-cell">
      <style:table-cell-properties fo:background-color="#0099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684cm" table:align="left" style:shadow="#66ffff -0.18cm -0.18cm"/>
    </style:style>
    <style:style style:name="Tableau4.A" style:family="table-column">
      <style:table-column-properties style:column-width="11.472cm"/>
    </style:style>
    <style:style style:name="Tableau4.B" style:family="table-column">
      <style:table-column-properties style:column-width="5.424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475cm"/>
    </style:style>
    <style:style style:name="Tableau4.E" style:family="table-column">
      <style:table-column-properties style:column-width="4.83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officeooo:paragraph-rsid="0091b755" style:font-size-asian="5.25pt" style:font-size-complex="6pt"/>
    </style:style>
    <style:style style:name="P3" style:family="paragraph" style:parent-style-name="Standard">
      <style:text-properties officeooo:paragraph-rsid="001775c7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2pt" officeooo:paragraph-rsid="00dab184" style:font-size-asian="2pt" style:font-size-complex="2pt"/>
    </style:style>
    <style:style style:name="P6" style:family="paragraph" style:parent-style-name="Standard">
      <style:text-properties fo:font-size="2pt" officeooo:paragraph-rsid="000cd3fd" style:font-size-asian="2pt" style:font-size-complex="2pt"/>
    </style:style>
    <style:style style:name="P7" style:family="paragraph" style:parent-style-name="Standard">
      <style:text-properties fo:font-size="2pt" officeooo:paragraph-rsid="00e2a5f8" style:font-size-asian="2pt" style:font-size-complex="2pt"/>
    </style:style>
    <style:style style:name="P8" style:family="paragraph" style:parent-style-name="Standard">
      <style:text-properties fo:font-size="4pt" style:font-size-asian="4pt" style:font-size-complex="4pt"/>
    </style:style>
    <style:style style:name="P9" style:family="paragraph" style:parent-style-name="Standard">
      <style:text-properties fo:font-size="4pt" officeooo:paragraph-rsid="00410c4e" style:font-size-asian="4pt" style:font-size-complex="4pt"/>
    </style:style>
    <style:style style:name="P10" style:family="paragraph" style:parent-style-name="Standard">
      <style:text-properties fo:font-size="4pt" officeooo:paragraph-rsid="00dab184" style:font-size-asian="4pt" style:font-size-complex="4pt"/>
    </style:style>
    <style:style style:name="P11" style:family="paragraph" style:parent-style-name="Standard">
      <style:text-properties fo:font-size="3pt" style:font-size-asian="3pt" style:font-size-complex="3pt"/>
    </style:style>
    <style:style style:name="P12" style:family="paragraph" style:parent-style-name="Standard">
      <style:text-properties fo:font-size="3pt" officeooo:paragraph-rsid="00e2a5f8" style:font-size-asian="3pt" style:font-size-complex="3pt"/>
    </style:style>
    <style:style style:name="P13" style:family="paragraph" style:parent-style-name="Titre_20_document_20_1">
      <style:text-properties officeooo:paragraph-rsid="0093b983"/>
    </style:style>
    <style:style style:name="P14" style:family="paragraph" style:parent-style-name="Titre_20_document_20_1">
      <style:text-properties officeooo:paragraph-rsid="0094cd82"/>
    </style:style>
    <style:style style:name="P15" style:family="paragraph" style:parent-style-name="Titre_20_document">
      <style:text-properties officeooo:rsid="00beb857"/>
    </style:style>
    <style:style style:name="P16" style:family="paragraph" style:parent-style-name="Tableau_20_libellé">
      <style:text-properties officeooo:rsid="00bdf55e" officeooo:paragraph-rsid="00e2a5f8"/>
    </style:style>
    <style:style style:name="P17" style:family="paragraph" style:parent-style-name="Tableau_20_libellé">
      <style:text-properties officeooo:rsid="00d7afdc" officeooo:paragraph-rsid="00dab184"/>
    </style:style>
    <style:style style:name="P18" style:family="paragraph" style:parent-style-name="Tableau_20_libellé">
      <style:text-properties officeooo:paragraph-rsid="00dab184"/>
    </style:style>
    <style:style style:name="P19" style:family="paragraph" style:parent-style-name="Tableau_20_libellé">
      <style:text-properties officeooo:rsid="00e2a5ad" officeooo:paragraph-rsid="00e2a5ad"/>
    </style:style>
    <style:style style:name="P20" style:family="paragraph" style:parent-style-name="Tableau_20_libellé">
      <style:text-properties officeooo:rsid="00e2a5ad" officeooo:paragraph-rsid="00e2a5f8"/>
    </style:style>
    <style:style style:name="P21" style:family="paragraph" style:parent-style-name="Tableau_20_libellé">
      <style:text-properties officeooo:paragraph-rsid="00e2a5f8"/>
    </style:style>
    <style:style style:name="P22" style:family="paragraph" style:parent-style-name="Tableau_20_libellé">
      <loext:graphic-properties draw:fill="none" draw:fill-color="#cfe7f5"/>
      <style:paragraph-properties fo:margin-left="1cm" fo:margin-right="0cm" fo:text-indent="0cm" style:auto-text-indent="false" fo:background-color="transparent" style:shadow="none" text:number-lines="false" text:line-number="0"/>
      <style:text-properties officeooo:rsid="00e2a5ad" officeooo:paragraph-rsid="00e2a5f8"/>
    </style:style>
    <style:style style:name="P23" style:family="paragraph" style:parent-style-name="Tableau_20_valeur">
      <style:text-properties officeooo:paragraph-rsid="00c1887c"/>
    </style:style>
    <style:style style:name="P24" style:family="paragraph" style:parent-style-name="Tableau_20_valeur">
      <style:text-properties officeooo:paragraph-rsid="00c323a6"/>
    </style:style>
    <style:style style:name="P25" style:family="paragraph" style:parent-style-name="Tableau_20_valeur">
      <style:text-properties officeooo:rsid="00bdf55e" officeooo:paragraph-rsid="00e2a5f8"/>
    </style:style>
    <style:style style:name="P26" style:family="paragraph" style:parent-style-name="Tableau_20_valeur">
      <style:text-properties officeooo:paragraph-rsid="00dab184"/>
    </style:style>
    <style:style style:name="P27" style:family="paragraph" style:parent-style-name="Tableau_20_valeur">
      <style:text-properties officeooo:rsid="00d3f023"/>
    </style:style>
    <style:style style:name="P28" style:family="paragraph" style:parent-style-name="Tableau_20_valeur">
      <style:text-properties officeooo:rsid="00d7afdc" officeooo:paragraph-rsid="00dab184"/>
    </style:style>
    <style:style style:name="P29" style:family="paragraph" style:parent-style-name="Titre_20_OS">
      <style:text-properties officeooo:paragraph-rsid="00410c4e"/>
    </style:style>
    <style:style style:name="P30" style:family="paragraph" style:parent-style-name="Titre_20_OO">
      <style:text-properties officeooo:paragraph-rsid="00423794"/>
    </style:style>
    <style:style style:name="P31" style:family="paragraph" style:parent-style-name="Tableau_20_valeur">
      <style:text-properties officeooo:rsid="00e7aaef" officeooo:paragraph-rsid="00e7aaef"/>
    </style:style>
    <style:style style:name="P32" style:family="paragraph" style:parent-style-name="Titre_20_Action">
      <style:text-properties officeooo:paragraph-rsid="00dab184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officeooo:rsid="0092df9d"/>
    </style:style>
    <style:style style:name="T4" style:family="text">
      <style:text-properties officeooo:rsid="0093b983"/>
    </style:style>
    <style:style style:name="T5" style:family="text">
      <style:text-properties officeooo:rsid="0094cd82"/>
    </style:style>
    <style:style style:name="T6" style:family="text">
      <style:text-properties officeooo:rsid="0095e930"/>
    </style:style>
    <style:style style:name="T7" style:family="text">
      <style:text-properties officeooo:rsid="00e95af5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<text:text-input text:description="">"Suivi PST %s" % context.Description()</text:text-input></text:span></text:p>
      <text:p text:style-name="P2"/>
      <text:section text:style-name="Sect1" text:name="Section titre dashboard">
        <text:p text:style-name="P2"><office:annotation><dc:creator>sge</dc:creator><dc:date>2016-09-30T08:52:17</dc:date><text:p text:style-name="P33"><text:span text:style-name="T8">do section- if view.is_dashboard()</text:span></text:p></office:annotation><office:annotation><dc:creator>sge</dc:creator><dc:date>2016-09-30T09:15:47</dc:date><text:p text:style-name="P33"><text:span text:style-name="T11">do text if view.uids_to_objs(brains)</text:span></text:p></office:annotation><text:span text:style-name="T3">brains (cette ligne sera enlevée)</text:span></text:p>
        <text:p text:style-name="P13"><office:annotation><dc:creator>sge </dc:creator><dc:date>2013-10-18T14:28:03</dc:date><text:p text:style-name="P33"><text:span text:style-name="T13">do text if context.getPortalTypeName()=='</text:span><text:span text:style-name="T16">projectspace</text:span><text:span text:style-name="T13">'</text:span></text:p></office:annotation><text:span text:style-name="T4">Sélection d’</text:span>objectif<text:span text:style-name="T4">s</text:span> stratégique<text:span text:style-name="T4">s</text:span></text:p>
        <text:p text:style-name="P13"><office:annotation><dc:creator>sge </dc:creator><dc:date>2013-10-18T14:28:03</dc:date><text:p text:style-name="P33"><text:span text:style-name="T13">do text if context.getPortalTypeName()=='strategicobjective'</text:span></text:p></office:annotation><text:span text:style-name="T4">Sélection d’</text:span>objectif<text:span text:style-name="T4">s</text:span> opérationnel<text:span text:style-name="T4">s</text:span></text:p>
        <text:p text:style-name="P13"><office:annotation><dc:creator>sge </dc:creator><dc:date>2013-10-18T14:28:03</dc:date><text:p text:style-name="P33"><text:span text:style-name="T13">do text if context.getPortalTypeName()=='operationalobjective'</text:span></text:p></office:annotation><text:span text:style-name="T5">Sélection d’</text:span>action<text:span text:style-name="T5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3"><text:span text:style-name="T8">do section- if not view.is_dashboard()</text:span></text:p></office:annotation><office:annotation><dc:creator>sge </dc:creator><dc:date>2013-10-18T14:28:03</dc:date><text:p text:style-name="P33"><text:span text:style-name="T13">do text if context.getPortalTypeName()=='</text:span><text:span text:style-name="T16">strategicobjective</text:span><text:span text:style-name="T13">'</text:span></text:p></office:annotation><text:span text:style-name="T6">Fiche d’un </text:span>objectif stratégique</text:p>
        <text:p text:style-name="P14"><office:annotation><dc:creator>sge </dc:creator><dc:date>2013-10-18T14:28:03</dc:date><text:p text:style-name="P33"><text:span text:style-name="T13">do text if context.getPortalTypeName()=='operationalobjective'</text:span></text:p></office:annotation><text:span text:style-name="T6">Fiche d’un </text:span>objectif opérationnel</text:p>
        <text:p text:style-name="P14"><office:annotation><dc:creator>sge </dc:creator><dc:date>2013-10-18T14:28:03</dc:date><text:p text:style-name="P33"><text:span text:style-name="T13">do text if context.getPortalTypeName()=='pstaction'</text:span></text:p></office:annotation><text:span text:style-name="T6">Fiche d’une </text:span>action</text:p>
      </text:section>
      <text:p text:style-name="P2"/>
      <text:section text:style-name="Sect1" text:name="Section OS">
        <text:p text:style-name="P3"><text:span text:style-name="T2"><office:annotation><dc:creator>sge</dc:creator><dc:date>2016-09-05T15:40:08</dc:date><text:p text:style-name="P33"><text:span text:style-name="T16">do section- for so in view.getStrategicObjectives()</text:span></text:p></office:annotation></text:span><text:span text:style-name="T2"> </text:span></text:p>
        <table:table table:name="Tableau2" table:style-name="Tableau2">
          <table:table-column table:style-name="Tableau2.A"/>
          <table:table-row>
            <table:table-cell table:style-name="Tableau2.A1" office:value-type="string">
              <text:h text:style-name="P29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3"><text:span text:style-name="T15">do table with so_v=view.getDGHV(so, appy_rdr=view.appy_renderer)</text:span></text:p></office:annotation><text:text-input text:description="">so.Title()</text:text-input><text:bookmark-end text:name="__RefHeading___Toc781_1946196899"/></text:h>
            </table:table-cell>
          </table:table-row>
        </table:table>
        <text:p text:style-name="P9"/>
        <text:section text:style-name="Sect1" text:name="Section OO">
          <text:p text:style-name="P8"><office:annotation><dc:creator>sge</dc:creator><dc:date>2016-09-05T15:17:45</dc:date><text:p text:style-name="P33"><text:span text:style-name="T10">do section- for oo in view.getOperationalObjectives(so=so)</text:span></text:p></office:annotation>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column table:style-name="Tableau1.E"/>
            <table:table-row>
              <table:table-cell table:style-name="Tableau1.A1" table:number-columns-spanned="5" office:value-type="string">
                <text:h text:style-name="P30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3"><text:span text:style-name="T14">do table with oo_v=view.getDGHV(oo, appy_rdr=view.appy_renderer)</text:span></text:p></office:annotation><text:text-input text:description="">oo.Title()</text:text-input><text:bookmark-end text:name="__RefHeading___Toc783_1946196899"/></text:h>
              </table:table-cell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au1.A2" office:value-type="string">
                <text:p text:style-name="P19">Services</text:p>
              </table:table-cell>
              <table:table-cell table:style-name="Tableau1.A2" office:value-type="string">
                <text:p text:style-name="Tableau_20_libellé">Échéance</text:p>
              </table:table-cell>
              <table:table-cell table:style-name="Tableau1.A2" office:value-type="string">
                <text:p text:style-name="Tableau_20_libellé">Priorité</text:p>
              </table:table-cell>
              <table:table-cell table:style-name="Tableau1.A2" office:value-type="string">
                <text:p text:style-name="Tableau_20_libellé">Statut</text:p>
              </table:table-cell>
              <table:table-cell table:style-name="Tableau1.E2" office:value-type="string">
                <text:p text:style-name="Tableau_20_libellé">Indicateurs</text:p>
              </table:table-cell>
            </table:table-row>
            <table:table-row>
              <table:table-cell table:style-name="Tableau1.A3" office:value-type="string">
                <text:p text:style-name="Tableau_20_valeur"><text:text-input text:description="">oo_v.display_voc('manager')</text:text-input></text:p>
              </table:table-cell>
              <table:table-cell table:style-name="Tableau1.A3" office:value-type="string">
                <text:p text:style-name="P23"><text:text-input text:description="">oo_v.display_date('planned_end_date')</text:text-input></text:p>
              </table:table-cell>
              <table:table-cell table:style-name="Tableau1.A3" office:value-type="string">
                <text:p text:style-name="P24"><text:text-input text:description="">oo_v.get_value('priority')</text:text-input></text:p>
              </table:table-cell>
              <table:table-cell table:style-name="Tableau1.A3" office:value-type="string">
                <text:p text:style-name="P27"><text:text-input text:description="">oo_v.translate(oo.portal_workflow.getInfoFor(ob=oo,name='review_state'))</text:text-input></text:p>
              </table:table-cell>
              <table:table-cell table:style-name="Tableau1.E3" office:value-type="string">
                <text:p text:style-name="P23"><office:annotation><dc:creator>sge </dc:creator><dc:date>2013-06-21T22:15:44</dc:date><text:p text:style-name="P33"><text:span text:style-name="T12">do text</text:span><text:span text:style-name="T13"> if oo.result_indicator</text:span></text:p><text:p text:style-name="P33"><text:span text:style-name="T12">from xhtml(oo_v</text:span><text:span text:style-name="T13">.display_widget('result_indicator'</text:span><text:span text:style-name="T12">))</text:span></text:p></office:annotation>result indicator</text:p>
              </table:table-cell>
            </table:table-row>
          </table:table>
          <text:p text:style-name="P11"/>
          <text:section text:style-name="Sect1" text:name="Section Action 1">
            <text:p text:style-name="P11"><office:annotation><dc:creator>sge</dc:creator><dc:date>2016-09-06T13:10:29</dc:date><text:p text:style-name="P33"><text:span text:style-name="T10">do section- for act_tup in enumerate(view.getActions(oo=oo))</text:span></text:p></office:annotation></text:p>
            <text:section text:style-name="Sect1" text:name="Section Action 2">
              <text:p text:style-name="P11"><office:annotation><dc:creator>sge</dc:creator><dc:date>2016-11-28T16:05:29</dc:date><text:p text:style-name="P33"><text:span text:style-name="T11">do section- with act_i=act_tup[0];act=act_tup[1];</text:span><text:span text:style-name="T9">act_v=view.getDGHV(act, appy_rdr=view.appy_renderer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column table:style-name="Tableau3.C"/>
                <table:table-column table:style-name="Tableau3.D"/>
                <table:table-column table:style-name="Tableau3.E"/>
                <table:table-row>
                  <table:table-cell table:style-name="Tableau3.A1" table:number-columns-spanned="5" office:value-type="string">
                    <text:h text:style-name="P32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text:text-input text:description="">act.Title()</text:text-input><text:bookmark-end text:name="__RefHeading___Toc785_1946196899"/></text:h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au3.A2" office:value-type="string">
                    <text:p text:style-name="P19"><office:annotation><dc:creator>sge</dc:creator><dc:date>2016-11-28T16:30:20</dc:date><text:p text:style-name="P33"><text:span text:style-name="T11">do row if act_i==0 or with_tasks</text:span></text:p></office:annotation>Service</text:p>
                  </table:table-cell>
                  <table:table-cell table:style-name="Tableau3.B2" office:value-type="string">
                    <text:p text:style-name="P18">Échéance</text:p>
                  </table:table-cell>
                  <table:table-cell table:style-name="Tableau3.C2" office:value-type="string">
                    <text:p text:style-name="P18">Statut</text:p>
                  </table:table-cell>
                  <table:table-cell table:style-name="Tableau3.D2" office:value-type="string">
                    <text:p text:style-name="P17">Indice santé</text:p>
                  </table:table-cell>
                  <table:table-cell table:style-name="Tableau3.E2" office:value-type="string">
                    <text:p text:style-name="P17">Progression</text:p>
                  </table:table-cell>
                </table:table-row>
                <text:soft-page-break/>
                <table:table-row>
                  <table:table-cell table:style-name="Tableau3.A3" office:value-type="string">
                    <text:p text:style-name="P26"><text:text-input text:description="">act_v.display_voc('manager')</text:text-input></text:p>
                  </table:table-cell>
                  <table:table-cell table:style-name="Tableau3.B3" office:value-type="string">
                    <text:p text:style-name="P26"><text:text-input text:description="">act_v.display_date('planned_end_date')</text:text-input></text:p>
                  </table:table-cell>
                  <table:table-cell table:style-name="Tableau3.C3" office:value-type="string">
                    <text:p text:style-name="P28"><text:text-input text:description="">act_v.translate(act.portal_workflow.getInfoFor(ob=act,name='review_state'))</text:text-input></text:p>
                  </table:table-cell>
                  <table:table-cell table:style-name="Tableau3.D3" office:value-type="string">
                    <text:p text:style-name="P26"><office:annotation><dc:creator>sge </dc:creator><dc:date>2013-06-17T14:29:33</dc:date><text:p text:style-name="P33"><text:span text:style-name="T10">do text</text:span></text:p><text:p text:style-name="P33"><text:span text:style-name="T10">from xhtml(act_v.formatHealthIndicator())</text:span></text:p></office:annotation>champ health_indicator_details</text:p>
                  </table:table-cell>
                  <table:table-cell table:style-name="Tableau3.E3" office:value-type="string">
                    <text:p text:style-name="P26"><text:text-input text:description="">act_v.get_value('progress')</text:text-input></text:p>
                  </table:table-cell>
                </table:table-row>
              </table:table>
              <text:p text:style-name="P10"/>
              <text:section text:style-name="Sect1" text:name="Section Tache 1">
                <text:p text:style-name="P10"><office:annotation><dc:creator>sge</dc:creator><dc:date>2016-11-24T11:10:56</dc:date><text:p text:style-name="P33"><text:span text:style-name="T9">do section- if with_tasks</text:span></text:p></office:annotation></text:p>
                <text:p text:style-name="P12"/>
                <table:table table:name="Tableau4" table:style-name="Tableau4">
                  <table:table-column table:style-name="Tableau4.A"/>
                  <table:table-column table:style-name="Tableau4.B"/>
                  <table:table-column table:style-name="Tableau4.C"/>
                  <table:table-column table:style-name="Tableau4.D"/>
                  <table:table-column table:style-name="Tableau4.E"/>
                  <table:table-row>
                    <table:table-cell table:style-name="Tableau4.A1" office:value-type="string">
                      <text:p text:style-name="P22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Intitulé</text:p>
                    </table:table-cell>
                    <table:table-cell table:style-name="Tableau4.A1" office:value-type="string">
                      <text:p text:style-name="P20">Service</text:p>
                    </table:table-cell>
                    <table:table-cell table:style-name="Tableau4.A1" office:value-type="string">
                      <text:p text:style-name="P21">Échéance</text:p>
                    </table:table-cell>
                    <table:table-cell table:style-name="Tableau4.A1" office:value-type="string">
                      <text:p text:style-name="P20">Statut</text:p>
                    </table:table-cell>
                    <table:table-cell table:style-name="Tableau4.E1" office:value-type="string">
                      <text:p text:style-name="P16">Utilisateur</text:p>
                    </table:table-cell>
                  </table:table-row>
                  <table:table-row>
                    <table:table-cell table:style-name="Tableau4.A2" office:value-type="string">
                      <text:p text:style-name="P25"><office:annotation><dc:creator>sge</dc:creator><dc:date>2016-11-28T16:25:59</dc:date><text:p text:style-name="P33"><text:span text:style-name="T9">do row for task in view.getTasks(action=act)</text:span></text:p></office:annotation><text:text-input text:description="">task.title</text:text-input></text:p>
                    </table:table-cell>
                    <table:table-cell table:style-name="Tableau4.A2" office:value-type="string">
                      <text:p text:style-name="P31"><text:text-input text:description="">view.getDGHV(task).display_voc('assigned_group')</text:text-input></text:p>
                    </table:table-cell>
                    <table:table-cell table:style-name="Tableau4.A2" office:value-type="string">
                      <text:p text:style-name="P31"><text:text-input text:description="">view.getDGHV(task).display_date('due_date')</text:text-input></text:p>
                    </table:table-cell>
                    <table:table-cell table:style-name="Tableau4.A2" office:value-type="string">
                      <text:p text:style-name="P31"><text:text-input text:description="">view.getDGHV(task).translate(task.portal_workflow.getInfoFor(ob=task,name='review_state'))</text:text-input></text:p>
                    </table:table-cell>
                    <table:table-cell table:style-name="Tableau4.E2" office:value-type="string">
                      <text:p text:style-name="P31"><text:text-input text:description="">view.getDGHV(task).display_voc('assigned_user')</text:text-input></text:p>
                    </table:table-cell>
                  </table:table-row>
                </table:table>
                <text:p text:style-name="P7"/>
              </text:section>
              <text:p text:style-name="P5"/>
            </text:section>
            <text:p text:style-name="P4"/>
          </text:section>
          <text:p text:style-name="P4"/>
        </text:section>
        <text:p text:style-name="P4"/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span text:style-name="MT1">Page </text:span><text:span text:style-name="MT1"><text:page-number text:select-page="current">0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12-16T10:32:34.747103331</dc:date>
    <dc:creator>sge</dc:creator>
    <meta:editing-duration>P2DT11H55M58S</meta:editing-duration>
    <meta:editing-cycles>205</meta:editing-cycles>
    <meta:document-statistic meta:table-count="4" meta:image-count="4" meta:object-count="0" meta:page-count="2" meta:paragraph-count="47" meta:word-count="104" meta:character-count="1070" meta:non-whitespace-character-count="1037"/>
  </office:meta>
</office:document-meta>
</file>